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66f" officeooo:paragraph-rsid="0002466f"/>
    </style:style>
    <style:style style:name="P2" style:family="paragraph" style:parent-style-name="Standard">
      <style:text-properties fo:font-weight="bold" officeooo:rsid="0002466f" officeooo:paragraph-rsid="0002466f" style:font-weight-asian="bold" style:font-weight-complex="bold"/>
    </style:style>
    <style:style style:name="P3" style:family="paragraph" style:parent-style-name="Standard">
      <style:text-properties fo:font-weight="bold" officeooo:rsid="000664e8" officeooo:paragraph-rsid="000664e8" style:font-weight-asian="bold" style:font-weight-complex="bold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gr1" style:family="graphic">
      <style:graphic-properties draw:stroke="solid" draw:stroke-dash="Line_20_with_20_Fine_20_Dots" svg:stroke-width="0cm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Lab Assignment – 4</text:span></text:p>
      <text:p text:style-name="P1"/>
      <text:p text:style-name="P1">Consider two machines - A Sender and a Receiver. Implement Go-back-n <text:s/>sliding window algorithm between these two machines using socket.</text:p>
      <text:p text:style-name="P1"/>
      <text:p text:style-name="P1">Your program should meet the following guidelines:</text:p>
      <text:p text:style-name="P1"/>
      <text:p text:style-name="P1">1. Read input data from a file</text:p>
      <text:p text:style-name="P1">2. Construct the data frame as follows:</text:p>
      <text:p text:style-name="P1"><draw:line text:anchor-type="paragraph" draw:z-index="0" draw:name="Shape1" draw:style-name="gr1" draw:text-style-name="P4" svg:x1="1.224cm" svg:y1="0.34cm" svg:x2="10.961cm" svg:y2="0.34cm"><text:p/></draw:line><draw:line text:anchor-type="paragraph" draw:z-index="2" draw:name="Shape3" draw:style-name="gr2" draw:text-style-name="P5" svg:x1="1.224cm" svg:y1="0.367cm" svg:x2="1.198cm" svg:y2="1.161cm"><text:p/></draw:line><draw:line text:anchor-type="paragraph" draw:z-index="3" draw:name="Shape4" draw:style-name="gr2" draw:text-style-name="P5" svg:x1="10.96cm" svg:y1="0.367cm" svg:x2="10.881cm" svg:y2="1.161cm"><text:p/></draw:line><draw:line text:anchor-type="paragraph" draw:z-index="4" draw:name="Shape5" draw:style-name="gr2" draw:text-style-name="P5" svg:x1="4.214cm" svg:y1="0.367cm" svg:x2="4.214cm" svg:y2="1.161cm"><text:p/></draw:line><draw:line text:anchor-type="paragraph" draw:z-index="5" draw:name="Shape6" draw:style-name="gr2" draw:text-style-name="P5" svg:x1="7.733cm" svg:y1="0.34cm" svg:x2="7.733cm" svg:y2="1.16cm"><text:p/></draw:line><text:tab/></text:p>
      <text:p text:style-name="P1"><text:tab/>Sequence No.<text:tab/><text:tab/>Payload<text:tab/><text:tab/>Checksum</text:p>
      <text:p text:style-name="P1"><draw:line text:anchor-type="paragraph" draw:z-index="1" draw:name="Shape2" draw:style-name="gr2" draw:text-style-name="P5" svg:x1="1.198cm" svg:y1="0.187cm" svg:x2="10.882cm" svg:y2="0.187cm"><text:p/></draw:line></text:p>
      <text:p text:style-name="P1">3. Use Internet checksum algorithm to compute and verify checksum</text:p>
      <text:p text:style-name="P1">4. Although error rate is low but few frames do arrive with error</text:p>
      <text:p text:style-name="P1">5. Define SWS and RWS</text:p>
      <text:p text:style-name="P1">6. Define RTT</text:p>
      <text:p text:style-name="P1">7. Transmit/Retransmit frame(s) and acknowledgement(s) as defined by Go-back-n algorithm</text:p>
      <text:p text:style-name="P1">8. To implement ‘Timeout’ use either system clock or apply logic to simulate it</text:p>
      <text:p text:style-name="P1"/>
      <text:p text:style-name="P2">Expected Output:</text:p>
      <text:p text:style-name="P1"/>
      <text:p text:style-name="P1">1. Your input and output files should match</text:p>
      <text:p text:style-name="P1">2. Print the status of SWS and RWS on console such that working of algorithm becomes clear</text:p>
      <text:p text:style-name="P1">3. Your output should clearly show time out and retransmission of frame(s) in error</text:p>
      <text:p text:style-name="P1">4. Your output should also show discarded frames</text:p>
      <text:p text:style-name="P1"/>
      <text:p text:style-name="P3">Deadline: <text:span text:style-name="T2">24</text:span><text:span text:style-name="T3">th</text:span><text:span text:style-name="T2"> September,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ilver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02:41.811189866</meta:creation-date>
    <dc:date>2019-09-18T10:21:57.226640458</dc:date>
    <meta:editing-duration>PT19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55" meta:character-count="950" meta:non-whitespace-character-count="802"/>
  </office:meta>
</office:document-meta>
</file>